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>
      <style:text-properties officeooo:paragraph-rsid="00056262"/>
    </style:style>
    <style:style style:name="P3" style:family="paragraph" style:parent-style-name="Text_20_body" style:list-style-name="L3">
      <style:text-properties officeooo:paragraph-rsid="000a867f"/>
    </style:style>
    <style:style style:name="P4" style:family="paragraph" style:parent-style-name="Text_20_body" style:list-style-name="L3">
      <style:text-properties officeooo:rsid="00056262" officeooo:paragraph-rsid="00056262"/>
    </style:style>
    <style:style style:name="P5" style:family="paragraph" style:parent-style-name="Text_20_body">
      <style:text-properties officeooo:rsid="00056262" officeooo:paragraph-rsid="00056262"/>
    </style:style>
    <style:style style:name="P6" style:family="paragraph" style:parent-style-name="Text_20_body">
      <style:text-properties officeooo:paragraph-rsid="000626cb"/>
    </style:style>
    <style:style style:name="P7" style:family="paragraph" style:parent-style-name="Text_20_body">
      <style:text-properties officeooo:paragraph-rsid="0008043a"/>
    </style:style>
    <style:style style:name="P8" style:family="paragraph" style:parent-style-name="Text_20_body" style:list-style-name="L5">
      <style:text-properties officeooo:rsid="00097205" officeooo:paragraph-rsid="00097205"/>
    </style:style>
    <style:style style:name="P9" style:family="paragraph" style:parent-style-name="Text_20_body" style:list-style-name="L6">
      <style:text-properties officeooo:rsid="000d13bc" officeooo:paragraph-rsid="000d13bc"/>
    </style:style>
    <style:style style:name="P10" style:family="paragraph" style:parent-style-name="Text_20_body" style:list-style-name="L1">
      <style:paragraph-properties fo:margin-top="0cm" fo:margin-bottom="0cm" loext:contextual-spacing="false"/>
    </style:style>
    <style:style style:name="P11" style:family="paragraph" style:parent-style-name="Text_20_body" style:list-style-name="L2">
      <style:paragraph-properties fo:margin-top="0cm" fo:margin-bottom="0cm" loext:contextual-spacing="false"/>
    </style:style>
    <style:style style:name="P12" style:family="paragraph" style:parent-style-name="Text_20_body" style:list-style-name="L2">
      <style:paragraph-properties fo:margin-top="0cm" fo:margin-bottom="0cm" loext:contextual-spacing="false"/>
      <style:text-properties officeooo:paragraph-rsid="00045980"/>
    </style:style>
    <style:style style:name="P13" style:family="paragraph" style:parent-style-name="Text_20_body" style:list-style-name="L2">
      <style:paragraph-properties fo:margin-top="0cm" fo:margin-bottom="0cm" loext:contextual-spacing="false"/>
      <style:text-properties officeooo:paragraph-rsid="00056262"/>
    </style:style>
    <style:style style:name="P14" style:family="paragraph" style:parent-style-name="Text_20_body" style:list-style-name="L3">
      <style:paragraph-properties fo:margin-top="0cm" fo:margin-bottom="0cm" loext:contextual-spacing="false"/>
    </style:style>
    <style:style style:name="P15" style:family="paragraph" style:parent-style-name="Text_20_body" style:list-style-name="L3">
      <style:paragraph-properties fo:margin-top="0cm" fo:margin-bottom="0cm" loext:contextual-spacing="false"/>
      <style:text-properties officeooo:paragraph-rsid="00056262"/>
    </style:style>
    <style:style style:name="P16" style:family="paragraph" style:parent-style-name="Text_20_body" style:list-style-name="L2">
      <style:paragraph-properties fo:margin-top="0cm" fo:margin-bottom="0cm" loext:contextual-spacing="false"/>
      <style:text-properties officeooo:rsid="00056262" officeooo:paragraph-rsid="00056262"/>
    </style:style>
    <style:style style:name="P17" style:family="paragraph" style:parent-style-name="Text_20_body" style:list-style-name="L1">
      <style:paragraph-properties fo:margin-top="0cm" fo:margin-bottom="0cm" loext:contextual-spacing="false"/>
      <style:text-properties officeooo:rsid="0005d645" officeooo:paragraph-rsid="0005d645"/>
    </style:style>
    <style:style style:name="P18" style:family="paragraph" style:parent-style-name="Text_20_body" style:list-style-name="L2">
      <style:paragraph-properties fo:margin-top="0cm" fo:margin-bottom="0cm" loext:contextual-spacing="false"/>
      <style:text-properties officeooo:rsid="00097205" officeooo:paragraph-rsid="00097205"/>
    </style:style>
    <style:style style:name="P19" style:family="paragraph" style:parent-style-name="Heading_20_1">
      <style:text-properties officeooo:rsid="0003980f" officeooo:paragraph-rsid="0003980f"/>
    </style:style>
    <style:style style:name="P20" style:family="paragraph" style:parent-style-name="Heading_20_2">
      <style:paragraph-properties fo:break-before="page"/>
    </style:style>
    <style:style style:name="T1" style:family="text">
      <style:text-properties officeooo:rsid="0003980f"/>
    </style:style>
    <style:style style:name="T2" style:family="text">
      <style:text-properties officeooo:rsid="00045980"/>
    </style:style>
    <style:style style:name="T3" style:family="text">
      <style:text-properties officeooo:rsid="00056262"/>
    </style:style>
    <style:style style:name="T4" style:family="text">
      <style:text-properties officeooo:rsid="000626cb"/>
    </style:style>
    <style:style style:name="T5" style:family="text">
      <style:text-properties officeooo:rsid="0008043a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0d13bc"/>
    </style:style>
    <style:style style:name="T8" style:family="text">
      <style:text-properties fo:language="cs" fo:country="CZ"/>
    </style:style>
    <style:style style:name="T9" style:family="text">
      <style:text-properties fo:language="cs" fo:country="CZ" officeooo:rsid="000d13bc"/>
    </style:style>
    <style:style style:name="T10" style:family="text">
      <style:text-properties fo:language="cs" fo:country="CZ" officeooo:rsid="00056262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Belbinův test online</text:h>
      <text:h text:style-name="Heading_20_2" text:outline-level="2">Zadání semestrální práce</text:h>
      <text:p text:style-name="Text_20_body"><text:span text:style-name="Strong_20_Emphasis"/></text:p>
      <text:h text:style-name="Heading_20_2" text:outline-level="2">Cíl:</text:h>
      <text:p text:style-name="Text_20_body"><text:tab/>Vytvořit webovou aplikaci s online verzí Belbinova testu <text:span text:style-name="T1">týmových rolí</text:span>.</text:p>
      <text:p text:style-name="Text_20_body"><text:span text:style-name="Strong_20_Emphasis"/></text:p>
      <text:h text:style-name="Heading_20_2" text:outline-level="2"><text:span text:style-name="Strong_20_Emphasis">Popis:</text:span> </text:h>
      <text:p text:style-name="P7"><text:tab/>Uživatelé odpoví na sérii otázek a poté se jim zobrazí výsledek - dominance týmových rolí. Dotazník má celkem sedm otázek. U každé otázky ohodnotíte bodovým hodnocením odpovědi tak, že mezi ně rozdělíte vždy deset bodů. <text:span text:style-name="T4">Každá odpověď reprezentuje jednu týmovou roli a body, které uživatel otázce přidělí, se přičtou k celkové dominanci této role. Test v papírové podobě s podrobným vysvětlením je k dispozici </text:span>na stránkách Filozofické fakulty Masarykovy univerzity - <text:a xlink:type="simple" xlink:href="http://www.phil.muni.cz/waia/home/Documents/TymoveRole_Belbin.pdf" text:style-name="Internet_20_link" text:visited-style-name="Visited_20_Internet_20_Link"><text:span text:style-name="T5">http://www.phil.muni.cz/waia/home/Documents/TymoveRole_Belbin.pdf</text:span></text:a></text:p>
      <text:p text:style-name="P6"><text:span text:style-name="T4"><text:tab/>Na závěr testu se uživateli zobrazí jeho výsledek – tabulka s dominancí jednotlivých rolí</text:span>. Aplikace si výsledky testování uloží do databáze a vedle samotného testu budou na webových stránkách přístupné i statistiky jako např. průměrný čas potřebný k vyplnění testu nebo četnost jednotlivých rolí v rámci testované skupiny.</text:p>
      <text:p text:style-name="P6"><text:tab/><text:span text:style-name="T4">Uživatel má také možnost se na stránce zaregistrovat (vytvořit si uživatelský účet). Registrovaní uživatelé po přihlášení mají přístup k historii jejich testů. Pokud test vyplnili vícekrát, mohou výsledky porovnat.</text:span></text:p>
      <text:p text:style-name="P6"><text:tab/>Webové stránky také budou obsahovat vysvětlení principu Belbinova testu s odkazy na relevantní zdroje.</text:p>
      <text:p text:style-name="P5"><text:tab/>Webová aplikace bude plně funkční, ale v této fázi bude obsahovat pouze základní funkce nutné pro její fungování tak, jak je popsané v tomto dokumentu. Technické řešení aplikace však musí umožnit snadné rozšíření o další funkce. Plánované další funkce jsou např. tyto: lokalizace to angličtiny příp. jiných jazyků, sběr statistických dat jako např. věk, pohlaví atd., <text:span text:style-name="T4">zaslání výsledků na email ve formátu PDF nebo permanentního odkazu,</text:span> sdílení výsledků testu na sociálních sítích, ...</text:p>
      <text:p text:style-name="Text_20_body"><text:span text:style-name="Strong_20_Emphasis"/></text:p>
      <text:h text:style-name="P20" text:outline-level="2"><text:span text:style-name="Strong_20_Emphasis">Uživatelské role:</text:span> </text:h>
      <text:list xml:id="list975770174793326098" text:style-name="L1">
        <text:list-item>
          <text:p text:style-name="P10"><text:span text:style-name="T2">anonymní (</text:span>nepřihlášení<text:span text:style-name="T2">)</text:span> uživatelé</text:p>
        </text:list-item>
        <text:list-item>
          <text:p text:style-name="P17">přihlášení uživatelé</text:p>
        </text:list-item>
        <text:list-item>
          <text:p text:style-name="P1">správci</text:p>
        </text:list-item>
      </text:list>
      <text:h text:style-name="Heading_20_2" text:outline-level="2"><text:span text:style-name="Strong_20_Emphasis">Veřejné stránky (pro nepřihlášené):</text:span> </text:h>
      <text:list xml:id="list1570558543510051949" text:style-name="L2">
        <text:list-item>
          <text:p text:style-name="P11">titulní stránka (přivítání návštěvníka, odkazy na zahájení testu a ostatní stránky)</text:p>
        </text:list-item>
        <text:list-item>
          <text:p text:style-name="P16">přehled týmových rolí</text:p>
        </text:list-item>
        <text:list-item>
          <text:p text:style-name="P16">vysvětlení Belbinova testu</text:p>
        </text:list-item>
        <text:list-item>
          <text:p text:style-name="P18">přihlášení</text:p>
        </text:list-item>
        <text:list-item>
          <text:p text:style-name="P18">registrace</text:p>
        </text:list-item>
        <text:list-item>
          <text:p text:style-name="P18">zapomenuté heslo (odešle email s odkazem na stránku <text:span text:style-name="T6">reset hesla</text:span>)</text:p>
        </text:list-item>
        <text:list-item>
          <text:p text:style-name="P18">reset hesla (funkční pouze s platným tokenem vygenerovaným na stránce <text:span text:style-name="T6">zapomenuté heslo</text:span>)</text:p>
        </text:list-item>
        <text:list-item>
          <text:p text:style-name="P13"><text:span text:style-name="T3">test samotný </text:span>(stránka zobrazí vždy jednu testovou otázku a výběr <text:span text:style-name="T2">o</text:span>dpově<text:span text:style-name="T2">dí</text:span>, po zodpovězení přesměruje návštěvníka na další otázku, pokud to nebyla poslední) </text:p>
        </text:list-item>
        <text:list-item>
          <text:p text:style-name="P12">vyhodnocení testu</text:p>
        </text:list-item>
        <text:list-item>
          <text:p text:style-name="P11">odeslání na email (návštěvník vyplní emailovou adresu, na kterou chce výsledek zaslat v PDF souboru)</text:p>
        </text:list-item>
        <text:list-item>
          <text:p text:style-name="P2">statistiky</text:p>
          <text:list>
            <text:list-item>
              <text:p text:style-name="P2">celkový počet testovaných osob</text:p>
            </text:list-item>
            <text:list-item>
              <text:p text:style-name="P2">průměrná doba <text:span text:style-name="T3">potřebná </text:span>k dokončení testu</text:p>
            </text:list-item>
            <text:list-item>
              <text:p text:style-name="P2">dominance jednotli<text:span text:style-name="T3">v</text:span>ých rolí</text:p>
            </text:list-item>
          </text:list>
        </text:list-item>
      </text:list>
      <text:h text:style-name="Heading_20_2" text:outline-level="2">Uživatelská část (pro přihlášené)</text:h>
      <text:list xml:id="list9209144894520911826" text:style-name="L5">
        <text:list-item>
          <text:p text:style-name="P8">profil (zobrazuje historii testů)</text:p>
        </text:list-item>
      </text:list>
      <text:h text:style-name="Heading_20_2" text:outline-level="2"><text:span text:style-name="Strong_20_Emphasis">Správcovská část:</text:span> </text:h>
      <text:list xml:id="list5872884420980008180" text:style-name="L3">
        <text:list-item>
          <text:p text:style-name="P14">přihlášení</text:p>
        </text:list-item>
        <text:list-item>
          <text:p text:style-name="P14">přehled vyplněných testů </text:p>
        </text:list-item>
        <text:list-item>
          <text:p text:style-name="P15">detail testu (možnost smazat nebo editovat výsledky testu)</text:p>
        </text:list-item>
        <text:list-item>
          <text:p text:style-name="P14">přehled otázek</text:p>
        </text:list-item>
        <text:list-item>
          <text:p text:style-name="P3">detail otázky (smazat/editovat, zde se také definují možné odpovědi na editovanou otázku<text:span text:style-name="T3">)</text:span></text:p>
        </text:list-item>
        <text:list-item>
          <text:p text:style-name="P3"><text:span text:style-name="T3">detail odpovědi</text:span></text:p>
        </text:list-item>
        <text:list-item>
          <text:p text:style-name="P4">přehled týmových rolí</text:p>
        </text:list-item>
        <text:list-item>
          <text:p text:style-name="P4">detail role</text:p>
        </text:list-item>
      </text:list>
      <text:h text:style-name="Heading_20_2" text:outline-level="2"><text:soft-page-break/>Akceptační <text:span text:style-name="T7">krit</text:span><text:span text:style-name="T9">éria</text:span></text:h>
      <text:list xml:id="list1845381411267323782" text:style-name="L6">
        <text:list-item>
          <text:p text:style-name="P9"><text:span text:style-name="T8">Po přístupu na web každý uživatel (registrovaný i neregistrovaný) může ihned začít s vyplňováním testu. Žádná registrace není nutná.</text:span></text:p>
        </text:list-item>
        <text:list-item>
          <text:p text:style-name="P9"><text:span text:style-name="T8">Test musí správně implementovat Belbinův test týmových rolí. (viz dokument na stránkách Filozofické fakulty Masarykovy univerzity, odkaz výše)</text:span></text:p>
        </text:list-item>
        <text:list-item>
          <text:p text:style-name="P9"><text:span text:style-name="T8">Po skončení testu uživatel jasně uvidí svůj výsledek – kompletní seznam týmových rolí a jejich dominanci vyjádřenou počtem bodů a procentuálně.</text:span></text:p>
        </text:list-item>
        <text:list-item>
          <text:p text:style-name="P9"><text:span text:style-name="T8">Výsledek testu je přístupný pouze uživateli, který test vyplnil a správci webu. Výjimku tvoří anonymní statistiky.</text:span></text:p>
        </text:list-item>
        <text:list-item>
          <text:p text:style-name="P9"><text:span text:style-name="T8">Statistiky jsou přístupné všem návštěvníkům.</text:span></text:p>
        </text:list-item>
        <text:list-item>
          <text:p text:style-name="P9"><text:span text:style-name="T8">Statistiky nesmí zobrazovat údaje pro testy, které ještě nebyly dokončené (uživatel test právě vyplňuje, nebo stránku opustil bez dokončení)</text:span></text:p>
        </text:list-item>
        <text:list-item>
          <text:p text:style-name="P9"><text:span text:style-name="T8">Statistiky musí obsahovat následující údaje:</text:span></text:p>
          <text:list>
            <text:list-item>
              <text:p text:style-name="P9"><text:span text:style-name="T8">kolikrát již byl pomocí aplikace test vyplněn</text:span></text:p>
            </text:list-item>
            <text:list-item>
              <text:p text:style-name="P9"><text:span text:style-name="T8">jaká je dominance jednotlivých rolí spočítaná pro všechny dokončené testy (vyjádřena procentuálně, nikoliv počtem bodů)</text:span></text:p>
            </text:list-item>
            <text:list-item>
              <text:p text:style-name="P9"><text:span text:style-name="T8">průměrná doba </text:span><text:span text:style-name="T10">potřebná </text:span><text:span text:style-name="T8">k dokončení testu</text:span></text:p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6T12:50:01.233000000</meta:creation-date>
    <meta:generator>LibreOffice/5.0.4.2$Windows_X86_64 LibreOffice_project/2b9802c1994aa0b7dc6079e128979269cf95bc78</meta:generator>
    <dc:date>2018-01-06T17:25:03.873000000</dc:date>
    <meta:editing-duration>PT26M41S</meta:editing-duration>
    <meta:editing-cycles>7</meta:editing-cycles>
    <meta:document-statistic meta:table-count="0" meta:image-count="0" meta:object-count="0" meta:page-count="3" meta:paragraph-count="51" meta:word-count="570" meta:character-count="3925" meta:non-whitespace-character-count="3428"/>
  </office:meta>
</office:document-meta>
</file>